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1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style:font-name="Open Sans1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Open Sans1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Open Sans1"/>
    </style:style>
    <style:style style:name="P5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1" fo:font-size="22pt" fo:language="uk" fo:country="UA" fo:font-weight="bold" officeooo:rsid="01b7bcbb" officeooo:paragraph-rsid="01b7bcbb" style:font-size-asian="22pt" style:font-weight-asian="bold" style:font-size-complex="22pt" style:font-weight-complex="bold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1" fo:font-size="22pt" fo:font-weight="bold" style:font-size-asian="22pt" style:font-weight-asian="bold" style:font-size-complex="22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style:font-name="Open Sans1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fo:color="#1c1c1c" loext:opacity="100%" style:font-name="Open Sans1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fo:color="#1c1c1c" loext:opacity="100%" style:font-name="Open Sans" fo:font-size="14pt" fo:font-weight="normal" officeooo:paragraph-rsid="01b8a5cb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Open Sans1" fo:font-size="14pt" fo:font-weight="bold" officeooo:paragraph-rsid="015dace2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text-align="end" style:justify-single-word="false"/>
      <style:text-properties style:font-name="Open Sans1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text-align="end" style:justify-single-word="false"/>
      <style:text-properties style:font-name="Open Sans1" fo:font-size="14pt" officeooo:rsid="01b6a83e" officeooo:paragraph-rsid="01b6a83e" style:font-size-asian="14pt" style:font-name-complex="Times New Roman1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Open Sans1" fo:font-size="14pt" style:font-size-asian="14pt" style:font-name-complex="Times New Roman1" style:font-size-complex="14pt"/>
    </style:style>
    <style:style style:name="P14" style:family="paragraph" style:parent-style-name="Standard">
      <style:text-properties style:font-name="Open Sans1" style:font-name-complex="Times New Roman1"/>
    </style:style>
    <style:style style:name="P15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1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2pt" fo:language="uk" fo:country="UA" fo:font-weight="bold" officeooo:rsid="01b8a5cb" style:font-size-asian="22pt" style:font-weight-asian="bold" style:font-size-complex="22pt" style:font-weight-complex="bold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variant="normal" fo:text-transform="none" fo:letter-spacing="normal" fo:font-style="normal"/>
    </style:style>
    <style:style style:name="T7" style:family="text">
      <style:text-properties officeooo:rsid="006703d0"/>
    </style:style>
    <style:style style:name="T8" style:family="text">
      <style:text-properties officeooo:rsid="01b7b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</text:p>
      <text:p text:style-name="P2">ІМЕНІ ІГОРЯ СІКОРСЬКОГО»</text:p>
      <text:p text:style-name="P3"/>
      <text:p text:style-name="P4"><text:span text:style-name="T1">КА</text:span><text:span text:style-name="T2">Т</text:span><text:span text:style-name="T1">ЕДРА ОБЧИСЛЮВАЛЬНОЇ ТЕХНІКИ</text:span></text:p>
      <text:p text:style-name="P1"/>
      <text:p text:style-name="P1"/>
      <text:p text:style-name="P1"/>
      <text:p text:style-name="P5">Основи Front-end</text:p>
      <text:p text:style-name="P6"/>
      <text:p text:style-name="P7"><text:span text:style-name="T3">Лабораторна робота №</text:span><text:span text:style-name="T4">2</text:span></text:p>
      <text:p text:style-name="P8"/>
      <text:p text:style-name="P9"><text:span text:style-name="T5">«</text:span><text:span text:style-name="T6">Таблиці в HTML-5. Створення зображень засобами трансформацій в CSS-4</text:span><text:span text:style-name="T5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1">Виконав: </text:p>
      <text:p text:style-name="P11">студент групи ІО-32</text:p>
      <text:p text:style-name="P11"><text:s/>Крадожон М. </text:p>
      <text:p text:style-name="P11">Перевірив<text:span text:style-name="T7">(-ла)</text:span>: </text:p>
      <text:p text:style-name="P12"><text:span text:style-name="T8">Жереб К</text:span>.</text:p>
      <text:p text:style-name="P13"/>
      <text:p text:style-name="P14"/>
      <text:p text:style-name="P15">Київ – 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im Kradozhon</meta:initial-creator>
    <meta:editing-cycles>504</meta:editing-cycles>
    <meta:creation-date>2023-09-08T15:48:00</meta:creation-date>
    <dc:date>2025-09-11T17:58:01.561876838</dc:date>
    <meta:editing-duration>P3DT2H1M12S</meta:editing-duration>
    <meta:generator>LibreOffice/25.2.3.2$Linux_X86_64 LibreOffice_project/520$Build-2</meta:generator>
    <meta:print-date>2024-11-08T22:04:34.994000000</meta:print-date>
    <meta:printed-by>PDF files</meta:printed-by>
    <meta:document-statistic meta:table-count="0" meta:image-count="0" meta:object-count="0" meta:page-count="1" meta:paragraph-count="14" meta:word-count="43" meta:character-count="347" meta:non-whitespace-character-count="313"/>
    <meta:user-defined meta:name="AppVersion">16.0000</meta:user-defined>
    <meta:template xlink:type="simple" xlink:actuate="onRequest" xlink:title="Normal.dotm" xlink:href=""/>
  </office:meta>
</office:document-meta>
</file>